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26in" style:rel-column-width="10917*"/>
    </style:style>
    <style:style style:name="Table2.B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4in" style:rel-column-width="10930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4.6854in" table:align="left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1.9444in"/>
    </style:style>
    <style:style style:name="Table1.C" style:family="table-column">
      <style:table-column-properties style:column-width="1.0431in"/>
    </style:style>
    <style:style style:name="Table1.D" style:family="table-column">
      <style:table-column-properties style:column-width="0.3639in"/>
    </style:style>
    <style:style style:name="Table1.E" style:family="table-column">
      <style:table-column-properties style:column-width="0.5819in"/>
    </style:style>
    <style:style style:name="Table1.A1" style:family="table-cell">
      <style:table-cell-properties fo:padding="0.0382in" fo:border-left="0.05pt solid #000000" fo:border-right="none" fo:border-top="none" fo:border-bottom="0.05pt solid #000000"/>
    </style:style>
    <style:style style:name="Table1.E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22b1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72684" officeooo:paragraph-rsid="0059d9b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bdedf" officeooo:paragraph-rsid="0067539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f1db8" officeooo:paragraph-rsid="006f1db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592ec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f1db8" officeooo:paragraph-rsid="006f1db8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ef182" officeooo:paragraph-rsid="006f1db8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9d031" officeooo:paragraph-rsid="006ef182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2049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204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weight="bold" officeooo:rsid="00635d46" officeooo:paragraph-rsid="00635d4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weight="bold" officeooo:rsid="00635d46" officeooo:paragraph-rsid="006c3f8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Condensed" officeooo:rsid="00635d46" officeooo:paragraph-rsid="00635d46"/>
    </style:style>
    <style:style style:name="P14" style:family="paragraph" style:parent-style-name="Standard">
      <style:paragraph-properties fo:text-align="start" style:justify-single-word="false"/>
      <style:text-properties officeooo:paragraph-rsid="005e2049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5d46" officeooo:paragraph-rsid="00635d4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9d9b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5d46" officeooo:paragraph-rsid="00635d46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35d46" officeooo:paragraph-rsid="005592ec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35d46" officeooo:paragraph-rsid="00635d46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35d46" officeooo:paragraph-rsid="00635d46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ef182" officeooo:paragraph-rsid="006ef182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ef182" officeooo:paragraph-rsid="006f1db8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2c793" officeooo:paragraph-rsid="006ef182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9d031" officeooo:paragraph-rsid="006ef182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0e27b" officeooo:paragraph-rsid="006ef182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09e45" officeooo:paragraph-rsid="006ef18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09e45" officeooo:paragraph-rsid="00635d46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d5c53" officeooo:paragraph-rsid="006ef182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4c3f1" officeooo:paragraph-rsid="006ef182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bdedf" officeooo:paragraph-rsid="0067539d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bdedf" officeooo:paragraph-rsid="0067539d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a9f74" officeooo:paragraph-rsid="006a9f74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6f1db8" officeooo:paragraph-rsid="006f1db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635d46" officeooo:paragraph-rsid="00635d46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592ec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bold" officeooo:rsid="0041ce94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3dda3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5680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61949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9af84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64c3f1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7539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92495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ef182" style:font-weight-asian="bold" style:font-weight-complex="bold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officeooo:rsid="00376743"/>
    </style:style>
    <style:style style:name="T16" style:family="text">
      <style:text-properties officeooo:rsid="0035db3e"/>
    </style:style>
    <style:style style:name="T17" style:family="text">
      <style:text-properties officeooo:rsid="0050e27b"/>
    </style:style>
    <style:style style:name="T18" style:family="text">
      <style:text-properties officeooo:rsid="00692495"/>
    </style:style>
    <style:style style:name="T19" style:family="text">
      <style:text-properties officeooo:rsid="006c3f81"/>
    </style:style>
    <style:style style:name="T20" style:family="text">
      <style:text-properties officeooo:rsid="006d5c53"/>
    </style:style>
    <style:style style:name="T21" style:family="text">
      <style:text-properties officeooo:rsid="006df555"/>
    </style:style>
    <style:style style:name="T22" style:family="text">
      <style:text-properties officeooo:rsid="006ef182"/>
    </style:style>
    <style:style style:name="T23" style:family="text">
      <style:text-properties officeooo:rsid="006f1db8"/>
    </style:style>
    <style:style style:name="T24" style:family="text">
      <style:text-properties officeooo:rsid="0062c7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9">1<text:span text:style-name="T16">xx</text:span> - Controls</text:p>
          </table:table-cell>
          <table:table-cell table:style-name="Table2.A1" office:value-type="string">
            <text:p text:style-name="P10">2xx - Ground</text:p>
          </table:table-cell>
          <table:table-cell table:style-name="Table2.C1" office:value-type="string">
            <text:p text:style-name="P10">3xx - Flight</text:p>
          </table:table-cell>
          <table:table-cell table:style-name="Table2.D1" office:value-type="string">
            <text:p text:style-name="P10">4xx - A2A</text:p>
          </table:table-cell>
          <table:table-cell table:style-name="Table2.A1" office:value-type="string">
            <text:p text:style-name="P10">5xx - A2G</text:p>
          </table:table-cell>
          <table:table-cell table:style-name="Table2.F1" office:value-type="string">
            <text:p text:style-name="P10">6xx - Misc</text:p>
          </table:table-cell>
        </table:table-row>
      </table:table>
      <text:p text:style-name="P14"><text:span text:style-name="T6">3</text:span><text:span text:style-name="T8">0</text:span><text:span text:style-name="T9">6</text:span><text:span text:style-name="T3"> </text:span><text:span text:style-name="T4">- </text:span><text:span text:style-name="T5">Flight - </text:span><text:span text:style-name="T7">Radios</text:span><text:span text:style-name="T9">, Datalink</text:span><text:span text:style-name="T10">, HMD </text:span><text:span text:style-name="T11">options</text:span></text:p>
      <text:p text:style-name="P1"/>
      <text:p text:style-name="P2"><text:span text:style-name="T14">Radio </text:span><text:span text:style-name="T15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Band</text:p>
          </table:table-cell>
          <table:table-cell table:style-name="Table1.A1" office:value-type="string">
            <text:p text:style-name="P17">Frequency range</text:p>
          </table:table-cell>
          <table:table-cell table:style-name="Table1.A1" office:value-type="string">
            <text:p text:style-name="P17">Modulation</text:p>
          </table:table-cell>
          <table:table-cell table:style-name="Table1.A1" office:value-type="string">
            <text:p text:style-name="P17">T/R</text:p>
          </table:table-cell>
          <table:table-cell table:style-name="Table1.E1" office:value-type="string">
            <text:p text:style-name="P17">Notes</text:p>
          </table:table-cell>
        </table:table-row>
        <table:table-row>
          <table:table-cell table:style-name="Table1.A2" table:number-columns-spanned="5" office:value-type="string">
            <text:p text:style-name="P12">COM1 and COM2 -- ARC-21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3">VHF</text:p>
          </table:table-cell>
          <table:table-cell table:style-name="Table1.A1" office:value-type="string">
            <text:p text:style-name="P15">30.000 to 87.995 MHz</text:p>
          </table:table-cell>
          <table:table-cell table:style-name="Table1.A1" office:value-type="string">
            <text:p text:style-name="P15">FM</text:p>
          </table:table-cell>
          <table:table-cell table:style-name="Table1.A1" office:value-type="string">
            <text:p text:style-name="P15">T/R</text:p>
          </table:table-cell>
          <table:table-cell table:style-name="Table1.E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3">VHF</text:p>
          </table:table-cell>
          <table:table-cell table:style-name="Table1.A1" office:value-type="string">
            <text:p text:style-name="P15">108.000 to 117.995<text:span text:style-name="T19"> MHz</text:span></text:p>
          </table:table-cell>
          <table:table-cell table:style-name="Table1.A1" office:value-type="string">
            <text:p text:style-name="P15">AM</text:p>
          </table:table-cell>
          <table:table-cell table:style-name="Table1.A1" office:value-type="string">
            <text:p text:style-name="P15">R</text:p>
          </table:table-cell>
          <table:table-cell table:style-name="Table1.E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3">VHF</text:p>
          </table:table-cell>
          <table:table-cell table:style-name="Table1.A1" office:value-type="string">
            <text:p text:style-name="P15">118.000 to 135.995<text:span text:style-name="T19"> MHz</text:span></text:p>
          </table:table-cell>
          <table:table-cell table:style-name="Table1.A1" office:value-type="string">
            <text:p text:style-name="P15">AM</text:p>
          </table:table-cell>
          <table:table-cell table:style-name="Table1.A1" office:value-type="string">
            <text:p text:style-name="P15">T/R</text:p>
          </table:table-cell>
          <table:table-cell table:style-name="Table1.E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3">VHF</text:p>
          </table:table-cell>
          <table:table-cell table:style-name="Table1.A1" office:value-type="string">
            <text:p text:style-name="P15">136.000 to 155.995<text:span text:style-name="T19"> MHz</text:span></text:p>
          </table:table-cell>
          <table:table-cell table:style-name="Table1.A1" office:value-type="string">
            <text:p text:style-name="P15">AM/FM</text:p>
          </table:table-cell>
          <table:table-cell table:style-name="Table1.A1" office:value-type="string">
            <text:p text:style-name="P15">T/R</text:p>
          </table:table-cell>
          <table:table-cell table:style-name="Table1.E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3">VHF</text:p>
          </table:table-cell>
          <table:table-cell table:style-name="Table1.A1" office:value-type="string">
            <text:p text:style-name="P15">156.000 to 173.995<text:span text:style-name="T19"> MHz</text:span></text:p>
          </table:table-cell>
          <table:table-cell table:style-name="Table1.A1" office:value-type="string">
            <text:p text:style-name="P15">FM</text:p>
          </table:table-cell>
          <table:table-cell table:style-name="Table1.A1" office:value-type="string">
            <text:p text:style-name="P15">T/R</text:p>
          </table:table-cell>
          <table:table-cell table:style-name="Table1.E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3">VHF/UHF</text:p>
          </table:table-cell>
          <table:table-cell table:style-name="Table1.A1" office:value-type="string">
            <text:p text:style-name="P15">225.000 to 399.975<text:span text:style-name="T19"> MHz</text:span></text:p>
          </table:table-cell>
          <table:table-cell table:style-name="Table1.A1" office:value-type="string">
            <text:p text:style-name="P15">AM/FM</text:p>
          </table:table-cell>
          <table:table-cell table:style-name="Table1.A1" office:value-type="string">
            <text:p text:style-name="P15">T/R</text:p>
          </table:table-cell>
          <table:table-cell table:style-name="Table1.E1" office:value-type="string">
            <text:p text:style-name="P16"/>
          </table:table-cell>
        </table:table-row>
      </table:table>
      <text:p text:style-name="P5"/>
      <text:p text:style-name="P5">Using preset frequencies:</text:p>
      <text:list text:style-name="L1">
        <text:list-item>
          <text:p text:style-name="P18">Rotate COMM1 or COMM2 volume knob on UFC to select channel. <text:s/>Selected channel is shown in readout above volume knob.</text:p>
        </text:list-item>
        <text:list-item>
          <text:p text:style-name="P34"><text:span text:style-name="T2">E</text:span><text:span text:style-name="T1">ach radio has 20 preset frequencies (1-20), Manual (M), Guard (G), Cue channel for SINGARS (C), and maritime (Sea) channel (S).</text:span></text:p>
        </text:list-item>
      </text:list>
      <text:p text:style-name="P5">Changing preset frequencies:</text:p>
      <text:list text:style-name="L2">
        <text:list-item>
          <text:p text:style-name="P19">Select desired preset channel to change.</text:p>
        </text:list-item>
        <text:list-item>
          <text:p text:style-name="P19">Enter new frequency on UFC and press ENT to store, which overwrites previous frequency.</text:p>
        </text:list-item>
      </text:list>
      <text:p text:style-name="P5">Using manual frequencies:</text:p>
      <text:list text:style-name="L3">
        <text:list-item>
          <text:p text:style-name="P20">Tune radio to M channel.</text:p>
        </text:list-item>
        <text:list-item>
          <text:p text:style-name="P20">Enter frequency on UFC and press ENT.</text:p>
        </text:list-item>
        <text:list-item>
          <text:p text:style-name="P20">Or, just tune to any unused numbered channel and store the new frequency in that channel.</text:p>
        </text:list-item>
      </text:list>
      <text:p text:style-name="P27"/>
      <text:p text:style-name="P3">HMD <text:span text:style-name="T18">options -- Configuring the JHMCS</text:span></text:p>
      <text:list text:style-name="L5">
        <text:list-item>
          <text:p text:style-name="P30">Set the max range at which the HMD will show targets:</text:p>
        </text:list-item>
      </text:list>
      <text:list text:style-name="L6">
        <text:list-item>
          <text:list>
            <text:list-item>
              <text:p text:style-name="P31">Press <text:span text:style-name="T12">MENU OSB 2x</text:span> to go to <text:span text:style-name="T12">SUPT</text:span> page.</text:p>
            </text:list-item>
            <text:list-item>
              <text:p text:style-name="P31">Press <text:span text:style-name="T12">HMD OSB (L3)</text:span>, then <text:span text:style-name="T12">MIDS SETUP OSB (B4)</text:span>, then set range with <text:span text:style-name="T12">up and down arrow OSBs (R4 and R5)</text:span>. <text:s/>Can go up to at least 100 nmi.</text:p>
            </text:list-item>
          </text:list>
        </text:list-item>
      </text:list>
      <text:list text:style-name="L7">
        <text:list-item>
          <text:p text:style-name="P32">More TODO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01T14:06:11.167000000</dc:date>
    <meta:editing-duration>PT22H1M33S</meta:editing-duration>
    <meta:editing-cycles>89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53" meta:word-count="249" meta:character-count="1269" meta:non-whitespace-character-count="1082"/>
  </office:meta>
</office:document-meta>
</file>